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äyttötapauksen nimi: ylläpitäjän kirjautuminen</text:p>
      <text:p text:style-name="Standard">Käyttäjät: ylläpito</text:p>
      <text:p text:style-name="Standard">Laukaisija: ylläpitotehtävien suorittaminen</text:p>
      <text:p text:style-name="Standard">Esiehto: käyttäjä on rekisteröity ylläpitäjäksi</text:p>
      <text:p text:style-name="Standard">Jälkiehto: käyttäjä on kirjautunut ja saa admin työkalut käyttöön</text:p>
      <text:p text:style-name="Standard"/>
      <text:p text:style-name="Standard">Käyttötapauksen kulku: 1. käyttäjä syöttää admin tunnukset</text:p>
      <text:p text:style-name="Standard"><text:s text:c="23"/><text:tab/><text:tab/> <text:s text:c="3"/>2. kirjautuu painikkeella</text:p>
      <text:p text:style-name="Standard"><text:s text:c="23"/><text:tab/><text:tab/> <text:s text:c="3"/>3. heittoikkunalla ilmoitetaan onnistuneesta kirjautumisesta</text:p>
      <text:p text:style-name="Standard"><text:tab/><text:tab/> <text:s text:c="15"/>4. järjestelmä ohjaa käyttäjän ylläpidon sivulle</text:p>
      <text:p text:style-name="Standard"/>
      <text:p text:style-name="Standard">Poikkeuksellinen toiminta: </text:p>
      <text:p text:style-name="Standard"><text:tab/><text:tab/> <text:s text:c="14"/>2a. virheelliset tai puutteelliset tunnukset</text:p>
      <text:p text:style-name="Standard"><text:tab/><text:tab/> <text:s text:c="19"/>- järjestelmä huomauttaa jos kenttä on tyhjä <text:s text:c="2"/><text:tab/><text:tab/> <text:s text:c="5"/></text:p>
      <text:p text:style-name="Standard"><text:s text:c="43"/>- järjestelmä huomauttaa jos tunnukset ovat väärin</text:p>
      <text:p text:style-name="Standard"><text:tab/><text:tab/> <text:s text:c="19"/>- kirjautuminen ei onnistu</text:p>
      <text:p text:style-name="P2"/>
      <text:p text:style-name="Standard"/>
      <text:p text:style-name="Standard">Käyttötapauksen nimi: äänestäjän kirjautuminen</text:p>
      <text:p text:style-name="Standard">Käyttäjät: äänestäjä</text:p>
      <text:p text:style-name="Standard">Laukaisija: mielipidevaikuttaminen</text:p>
      <text:p text:style-name="Standard">Esiehto: äänestäjä on rekisteröitynyt</text:p>
      <text:p text:style-name="Standard">Jälkiehto: äänestäjä on kirjautunut ja voi äänestää </text:p>
      <text:p text:style-name="Standard"/>
      <text:p text:style-name="Standard">Käyttötapauksen kulku: 1. käyttäjä syöttää kirjautumistunnukset</text:p>
      <text:p text:style-name="Standard"><text:tab/><text:tab/> <text:s text:c="15"/>2. kirjautuu painikkeella</text:p>
      <text:p text:style-name="Standard"><text:tab/><text:tab/> <text:s text:c="15"/>3. heittoikkunalla ilmoitetaan onnistuneesta kirjautumisesta</text:p>
      <text:p text:style-name="Standard"><text:s text:c="15"/><text:tab/> <text:s text:c="15"/>4. järjestelmä ohjaa käyttäjän äänestys sivustolle </text:p>
      <text:p text:style-name="Standard"/>
      <text:p text:style-name="Standard">Poikkeuksellinen toiminta:</text:p>
      <text:p text:style-name="Standard"><text:tab/><text:tab/> <text:s text:c="14"/>2a. virheelliset tai puutteelliset tunnukset</text:p>
      <text:p text:style-name="Standard"><text:tab/><text:tab/> <text:s text:c="20"/>- järjestelmä huomauttaa jos kenttä on tyhjä <text:s text:c="2"/><text:tab/><text:tab/> <text:s text:c="5"/></text:p>
      <text:p text:style-name="Standard"><text:s text:c="44"/>- järjestelmä huomauttaa jos tunnukset ovat väärin</text:p>
      <text:p text:style-name="Standard"><text:tab/><text:tab/> <text:s text:c="20"/>- kirjautuminen ei onnistu</text:p>
      <text:p text:style-name="P2"/>
      <text:p text:style-name="Standard"/>
      <text:p text:style-name="Standard">Käyttötapauksen nimi: ylläpitäjän uloskirjautuminen</text:p>
      <text:p text:style-name="Standard">Käyttäjät: ylläpito</text:p>
      <text:p text:style-name="Standard">Laukaisija: tarpeelliset ylläpitotoimet sivustolla suoritettu</text:p>
      <text:p text:style-name="Standard">Esiehto: ylläpitäjä on kirjautuneena</text:p>
      <text:p text:style-name="Standard">Jälkiehto: ylläpitäjä on kirjattu ulos onnistuneesti ja ohjattu automaattisesti aloitussivulle</text:p>
      <text:p text:style-name="Standard"/>
      <text:p text:style-name="Standard">Käyttötapauksen kulku: 1. käyttäjä painaa uloskirjautumis-painiketta</text:p>
      <text:p text:style-name="Standard"><text:tab/><text:tab/> <text:s text:c="15"/>2. heittoikkunalla ilmoitetaan onnistuneesta uloskirjautumisesta</text:p>
      <text:p text:style-name="Standard"><text:tab/><text:tab/> <text:s text:c="15"/>3. järjestelmä ohjaa käyttäjän aloitussivustolle</text:p>
      <text:p text:style-name="Standard"/>
      <text:p text:style-name="Standard">Poikkeuksellinen toiminta:</text:p>
      <text:p text:style-name="Standard"><text:tab/><text:tab/> <text:s text:c="14"/>1a. selaimen sulkeminen selaimen omasta painikkeesta</text:p>
      <text:p text:style-name="Standard"><text:tab/><text:tab/> <text:s text:c="20"/>-ohjelma jää auki eikä käyttäjä ole uloskirjattuna</text:p>
      <text:p text:style-name="Standard"><text:tab/><text:tab/> <text:s text:c="14"/>3a. selaimen sulkeminen selaimen omasta painikkeesta</text:p>
      <text:p text:style-name="Standard"><text:tab/><text:tab/> <text:s text:c="19"/>-ohjelma jää auki eikä käyttäjä ole uloskirjattuna</text:p>
      <text:p text:style-name="Standard"/>
      <text:p text:style-name="Standard"><text:soft-page-break/>Käyttötapauksen nimi: äänestäjän uloskirjautuminen</text:p>
      <text:p text:style-name="Standard">Käyttäjät: äänestäjä</text:p>
      <text:p text:style-name="Standard">Laukaisija: äänestäjä on äänestänyt onnistuneesti</text:p>
      <text:p text:style-name="Standard">Esiehto: äänestäjä on kirjautuneena</text:p>
      <text:p text:style-name="Standard">Jälkiehto: äänestäjä on kirjattu ulos onnistuneesti ja ohjattu automaattisesti aloitussivulle</text:p>
      <text:p text:style-name="Standard"/>
      <text:p text:style-name="Standard">Käyttötapauksen kulku: 1. käyttäjä painaa uloskirjautumis-painiketta</text:p>
      <text:p text:style-name="Standard"><text:tab/><text:tab/> <text:s text:c="15"/>2. heittoikkunalla ilmoitetaan onnistuneesta uloskirjautumisesta</text:p>
      <text:p text:style-name="Standard"><text:tab/><text:tab/> <text:s text:c="15"/>3. järjestelmä ohjaa käyttäjän aloitussivustolle</text:p>
      <text:p text:style-name="Standard"/>
      <text:p text:style-name="Standard">Poikkeuksellinen toiminta:</text:p>
      <text:p text:style-name="Standard"><text:tab/><text:tab/> <text:s text:c="14"/>1a. selaimen sulkeminen selaimen omasta painikkeesta</text:p>
      <text:p text:style-name="Standard"><text:tab/><text:tab/> <text:s text:c="20"/>-ohjelma jää auki eikä käyttäjä ole uloskirjattuna</text:p>
      <text:p text:style-name="Standard"><text:tab/><text:tab/> <text:s text:c="14"/>3a. selaimen sulkeminen selaimen omasta painikkeesta</text:p>
      <text:p text:style-name="Standard"><text:tab/><text:tab/> <text:s text:c="19"/>-ohjelma jää auki eikä käyttäjä ole uloskirjattuna</text:p>
      <text:p text:style-name="P2"/>
      <text:p text:style-name="Standard"/>
      <text:p text:style-name="Standard">Käyttötapauksen nimi: äänestyksen luominen</text:p>
      <text:p text:style-name="Standard">Käyttäjät: ylläpito</text:p>
      <text:p text:style-name="Standard">Laukaisija: galluppien tuottaminen äänestäjille</text:p>
      <text:p text:style-name="Standard">Esiehto: kirjautuneena ylläpitäjänä ja luo äänestyksen työkalujen avulla</text:p>
      <text:p text:style-name="Standard">Jälkiehto: äänestys on luotu onnistuneesti</text:p>
      <text:p text:style-name="Standard"/>
      <text:p text:style-name="P1">Käyttötapauksen kulku: 1. ohjelman rakenteen takia, local storage täytyy tyhjentää ennen uuden <text:s text:c="21"/><text:tab/><text:tab/><text:tab/> <text:s text:c="7"/>äänestyksen luomista → suoritetaan käyttötapaus ÄÄNESTYKSEN <text:tab/><text:tab/><text:tab/><text:tab/> <text:s text:c="7"/>POISTAMINEN</text:p>
      <text:p text:style-name="Standard"><text:tab/><text:tab/> <text:s text:c="15"/>2. äänestyksen aihe kirjoitetaan kenttään ja lähetetään painikkeesta</text:p>
      <text:p text:style-name="Standard"><text:tab/><text:tab/> <text:s text:c="15"/>3. tiedot tallentuvat local storageen</text:p>
      <text:p text:style-name="Standard"><text:tab/><text:tab/> <text:s text:c="15"/>4. aktiivisena olevaan äänestykseen liittyvät tiedot päivittyvät admin <text:s text:c="2"/><text:tab/><text:tab/><text:tab/><text:tab/> <text:s text:c="7"/>työkalujen alla olevaan lomakkeeseen</text:p>
      <text:p text:style-name="Standard"/>
      <text:p text:style-name="Standard">Poikkeuksellinen toiminta:</text:p>
      <text:p text:style-name="Standard"><text:tab/><text:tab/> <text:s text:c="14"/>1a. muistia ei tyhjennetty:</text:p>
      <text:p text:style-name="Standard"><text:s text:c="9"/><text:tab/><text:tab/> <text:s text:c="20"/>-prototyypissä uusi äänestys lisätään "listaan" ja käytössä voi olla</text:p>
      <text:p text:style-name="Standard"><text:s text:c="46"/>vain yksi äänestyslomake kerrallaan, muuten kasautuu päällekkäin</text:p>
      <text:p text:style-name="Standard"><text:tab/><text:tab/><text:tab/> <text:s text:c="8"/>-äänilaskuri ei nollaannu</text:p>
      <text:p text:style-name="Standard"><text:s text:c="39"/>2a. tyhjän lomakkeen lähettäminen</text:p>
      <text:p text:style-name="P2"/>
      <text:p text:style-name="Standard"/>
      <text:p text:style-name="Standard">Käyttötapauksen nimi: äänestäminen</text:p>
      <text:p text:style-name="Standard">Käyttäjät: äänestäjä</text:p>
      <text:p text:style-name="Standard">Laukaisija: mielipidevaikuttaminen</text:p>
      <text:p text:style-name="Standard">Esiehto: äänestäjä on kirjautuneena ja käyttötapaus ÄÄNESTYKSEN LUOMINEN on suoritettu <text:tab/> <text:s text:c="2"/>aiemmin</text:p>
      <text:p text:style-name="Standard">Jälkiehto: äänestäjä on äänestänyt onnistuneesti</text:p>
      <text:p text:style-name="Standard"/>
      <text:p text:style-name="Standard">Käyttötapauksen kulku: 1. äänestäjä valitsee äänestyksen, tässä tapauksessa yhden</text:p>
      <text:p text:style-name="Standard"><text:s text:c="39"/>2. äänestäjä tutkii aihetta ja antaa äänen "kyllä" tai "ei" painiketta <text:tab/><text:tab/><text:tab/> <text:s text:c="19"/>painamalla</text:p>
      <text:p text:style-name="Standard"><text:tab/><text:tab/> <text:s text:c="15"/>3. ääni tallennetaan local storageen ja lisätään annettujen äänien summaan</text:p>
      <text:p text:style-name="Standard"><text:tab/><text:tab/> <text:s text:c="15"/>4. voidaan suorittaa käyttötapaus ÄÄNESTÄJÄN <text:tab/><text:tab/><text:tab/><text:tab/> <text:s text:c="30"/>ULOSKIRJAUTUMINEN</text:p>
      <text:p text:style-name="Standard"><text:soft-page-break/></text:p>
      <text:p text:style-name="Standard">Poikkeuksellinen toiminta:</text:p>
      <text:p text:style-name="Standard"><text:tab/><text:tab/> <text:s text:c="14"/>2a. ääntä ei anneta:</text:p>
      <text:p text:style-name="Standard"><text:tab/><text:tab/> <text:s text:c="20"/>-voidaan vahingossa tulkita järjestelmän sisäiseksi häiriöksi</text:p>
      <text:p text:style-name="P2"/>
      <text:p text:style-name="Standard"/>
      <text:p text:style-name="Standard">Käyttötapauksen nimi: äänestyksen poistaminen</text:p>
      <text:p text:style-name="Standard">Käyttäjät: ylläpito</text:p>
      <text:p text:style-name="Standard">Laukaisija: äänestys on ”päättynyt” tai uuden luominen</text:p>
      <text:p text:style-name="Standard">Esiehto: ylläpitäjä on kirjautuneena ja poistettava äänestys on olemassa</text:p>
      <text:p text:style-name="Standard">Jälkiehto: äänestys on poistettu sekä laskuri nollattu onnistuneesti</text:p>
      <text:p text:style-name="Standard"/>
      <text:p text:style-name="Standard">Käyttötapauksen kulku: 1. ylläpitäjä poistaa äänestyksen painikkeesta ja päivittää sivun</text:p>
      <text:p text:style-name="Standard"><text:tab/><text:tab/><text:tab/> <text:s text:c="3"/>2. painikkeeseen on liitetty funktio, jolla tyhjennetään local storage <text:tab/><text:tab/><text:tab/><text:tab/> <text:s text:c="7"/>kokonaan</text:p>
      <text:p text:style-name="Standard"><text:tab/><text:tab/><text:tab/> <text:s text:c="3"/>3. voidaan suorittaa käyttötapaukset ÄÄNESTYKSEN <text:s/><text:tab/><text:tab/><text:tab/> <text:s text:c="18"/><text:tab/><text:tab/><text:tab/> <text:s text:c="7"/>LUOMINEN tai YLLÄPITÄJÄN ULOSKIRJAUTUMINEN</text:p>
      <text:p text:style-name="Standard"/>
      <text:p text:style-name="Standard">Poikkeuksellinen toiminta:</text:p>
      <text:p text:style-name="Standard"><text:tab/><text:tab/><text:tab/> <text:s text:c="3"/>1a. vanhaa äänestystä ei poisteta:</text:p>
      <text:p text:style-name="Standard"><text:tab/><text:tab/><text:tab/> <text:s text:c="9"/>-prototyypin toiminnasta johtuen uuden äänestyksen lisääminen <text:tab/><text:tab/><text:tab/><text:tab/> <text:s text:c="9"/>edellisen jatkoksi ei toimi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7T00:02:06.51</meta:creation-date>
    <dc:date>2024-06-07T00:49:32.36</dc:date>
    <meta:editing-duration>PT47M23S</meta:editing-duration>
    <meta:editing-cycles>13</meta:editing-cycles>
    <meta:generator>OpenOffice/4.1.15$Win32 OpenOffice.org_project/4115m2$Build-9813</meta:generator>
    <meta:document-statistic meta:table-count="0" meta:image-count="0" meta:object-count="0" meta:page-count="3" meta:paragraph-count="92" meta:word-count="522" meta:character-count="5790"/>
  </office:meta>
</office:document-meta>
</file>